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StarSymbol" svg:font-family="StarSymbol, 'Arial Unicode MS'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>
      <style:paragraph-properties fo:margin-top="0in" fo:margin-bottom="0in" loext:contextual-spacing="false"/>
      <style:text-properties style:font-name="Verdana" fo:font-size="10pt" style:font-size-asian="10pt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4" style:family="paragraph" style:parent-style-name="Text_20_body">
      <style:paragraph-properties fo:margin-top="0.1665in" fo:margin-bottom="0.0835in" loext:contextual-spacing="false"/>
      <style:text-properties style:font-name="Verdana" fo:font-size="12pt" fo:font-weight="bold" style:font-size-asian="12pt" style:font-weight-asian="bold"/>
    </style:style>
    <style:style style:name="P5" style:family="paragraph" style:parent-style-name="Text_20_body">
      <style:paragraph-properties fo:margin-top="0.25in" fo:margin-bottom="0.0835in" loext:contextual-spacing="false"/>
      <style:text-properties style:font-name="Verdana" fo:font-size="12pt" fo:font-weight="bold" style:font-size-asian="12pt" style:font-weight-asian="bold"/>
    </style:style>
    <style:style style:name="P6" style:family="paragraph" style:parent-style-name="Text_20_body">
      <style:paragraph-properties fo:margin-top="0in" fo:margin-bottom="0.0417in" loext:contextual-spacing="false"/>
    </style:style>
    <style:style style:name="P7" style:family="paragraph" style:parent-style-name="Text_20_body">
      <style:paragraph-properties fo:margin-top="0in" fo:margin-bottom="0.0417in" loext:contextual-spacing="false"/>
      <style:text-properties style:font-name="Verdana" fo:font-size="9pt" fo:font-weight="bold" style:font-size-asian="9pt" style:font-weight-asian="bold"/>
    </style:style>
    <style:style style:name="P8" style:family="paragraph" style:parent-style-name="Text_20_body">
      <style:paragraph-properties fo:margin-top="0in" fo:margin-bottom="0.0417in" loext:contextual-spacing="false"/>
      <style:text-properties style:font-name="Verdana" fo:font-size="9pt" fo:font-weight="bold" officeooo:rsid="001c4669" officeooo:paragraph-rsid="001c4669" style:font-size-asian="9pt" style:font-weight-asian="bold"/>
    </style:style>
    <style:style style:name="P9" style:family="paragraph" style:parent-style-name="Text_20_body">
      <style:paragraph-properties fo:margin-top="0in" fo:margin-bottom="0.0417in" loext:contextual-spacing="false"/>
      <style:text-properties officeooo:paragraph-rsid="00138b3f"/>
    </style:style>
    <style:style style:name="P10" style:family="paragraph" style:parent-style-name="Text_20_body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style:font-name="Verdana" fo:font-size="9pt" style:font-size-asian="9pt"/>
    </style:style>
    <style:style style:name="P11" style:family="paragraph" style:parent-style-name="Text_20_body" style:list-style-name="WW8Num19">
      <style:paragraph-properties fo:margin-top="0in" fo:margin-bottom="0in" loext:contextual-spacing="false">
        <style:tab-stops>
          <style:tab-stop style:position="0.9819in"/>
        </style:tab-stops>
      </style:paragraph-properties>
      <style:text-properties style:font-name="Verdana" fo:font-size="10pt" officeooo:rsid="001ed963" officeooo:paragraph-rsid="001ed963" style:font-size-asian="10pt"/>
    </style:style>
    <style:style style:name="P12" style:family="paragraph" style:parent-style-name="Text_20_body" style:list-style-name="WW8Num20">
      <style:paragraph-properties fo:margin-top="0in" fo:margin-bottom="0in" loext:contextual-spacing="false">
        <style:tab-stops>
          <style:tab-stop style:position="0.9819in"/>
        </style:tab-stops>
      </style:paragraph-properties>
      <style:text-properties style:font-name="Verdana" fo:font-size="10pt" officeooo:rsid="001ed963" officeooo:paragraph-rsid="001ed963" style:font-size-asian="10pt"/>
    </style:style>
    <style:style style:name="P13" style:family="paragraph" style:parent-style-name="Text_20_body" style:list-style-name="WW8Num21">
      <style:paragraph-properties fo:margin-top="0in" fo:margin-bottom="0in" loext:contextual-spacing="false">
        <style:tab-stops>
          <style:tab-stop style:position="0.9819in"/>
        </style:tab-stops>
      </style:paragraph-properties>
      <style:text-properties style:font-name="Verdana" fo:font-size="10pt" officeooo:rsid="001ed963" officeooo:paragraph-rsid="001ed963" style:font-size-asian="10pt"/>
    </style:style>
    <style:style style:name="P14" style:family="paragraph" style:parent-style-name="Text_20_body" style:list-style-name="WW8Num19">
      <style:paragraph-properties fo:margin-top="0in" fo:margin-bottom="0in" loext:contextual-spacing="false">
        <style:tab-stops>
          <style:tab-stop style:position="0.9819in"/>
        </style:tab-stops>
      </style:paragraph-properties>
      <style:text-properties style:font-name="Verdana" fo:font-size="10pt" style:font-size-asian="10pt"/>
    </style:style>
    <style:style style:name="P15" style:family="paragraph" style:parent-style-name="Text_20_body" style:list-style-name="WW8Num20">
      <style:paragraph-properties fo:margin-top="0in" fo:margin-bottom="0in" loext:contextual-spacing="false">
        <style:tab-stops>
          <style:tab-stop style:position="0.9819in"/>
        </style:tab-stops>
      </style:paragraph-properties>
      <style:text-properties style:font-name="Verdana" fo:font-size="10pt" style:font-size-asian="10pt"/>
    </style:style>
    <style:style style:name="P16" style:family="paragraph" style:parent-style-name="Text_20_body" style:list-style-name="WW8Num21">
      <style:paragraph-properties fo:margin-top="0in" fo:margin-bottom="0in" loext:contextual-spacing="false">
        <style:tab-stops>
          <style:tab-stop style:position="0.9819in"/>
        </style:tab-stops>
      </style:paragraph-properties>
      <style:text-properties style:font-name="Verdana" fo:font-size="10pt" style:font-size-asian="10pt"/>
    </style:style>
    <style:style style:name="P17" style:family="paragraph" style:parent-style-name="Text_20_body" style:list-style-name="WW8Num22">
      <style:paragraph-properties fo:margin-top="0in" fo:margin-bottom="0in" loext:contextual-spacing="false">
        <style:tab-stops>
          <style:tab-stop style:position="0.9819in"/>
        </style:tab-stops>
      </style:paragraph-properties>
      <style:text-properties style:font-name="Verdana" fo:font-size="10pt" officeooo:paragraph-rsid="001ed963" style:font-size-asian="10pt"/>
    </style:style>
    <style:style style:name="P18" style:family="paragraph" style:parent-style-name="Text_20_body" style:list-style-name="WW8Num27">
      <style:paragraph-properties fo:margin-top="0in" fo:margin-bottom="0in" loext:contextual-spacing="false">
        <style:tab-stops>
          <style:tab-stop style:position="0.9819in"/>
        </style:tab-stops>
      </style:paragraph-properties>
      <style:text-properties style:font-name="Verdana" fo:font-size="10pt" officeooo:paragraph-rsid="0028492e" style:font-size-asian="10pt"/>
    </style:style>
    <style:style style:name="P19" style:family="paragraph" style:parent-style-name="Text_20_body" style:list-style-name="WW8Num27">
      <style:paragraph-properties fo:margin-top="0in" fo:margin-bottom="0in" loext:contextual-spacing="false">
        <style:tab-stops>
          <style:tab-stop style:position="0.9819in"/>
        </style:tab-stops>
      </style:paragraph-properties>
      <style:text-properties style:font-name="Verdana" fo:font-size="10pt" officeooo:rsid="001566be" officeooo:paragraph-rsid="001566be" style:font-size-asian="10pt"/>
    </style:style>
    <style:style style:name="P20" style:family="paragraph" style:parent-style-name="Text_20_body" style:list-style-name="WW8Num27">
      <style:paragraph-properties fo:margin-top="0in" fo:margin-bottom="0in" loext:contextual-spacing="false">
        <style:tab-stops>
          <style:tab-stop style:position="0.9819in"/>
        </style:tab-stops>
      </style:paragraph-properties>
      <style:text-properties style:font-name="Verdana" fo:font-size="10pt" officeooo:rsid="00176343" officeooo:paragraph-rsid="0028492e" style:font-size-asian="10pt"/>
    </style:style>
    <style:style style:name="P21" style:family="paragraph" style:parent-style-name="Text_20_body" style:list-style-name="WW8Num28">
      <style:paragraph-properties fo:margin-top="0in" fo:margin-bottom="0in" loext:contextual-spacing="false">
        <style:tab-stops>
          <style:tab-stop style:position="0.9819in"/>
        </style:tab-stops>
      </style:paragraph-properties>
      <style:text-properties style:font-name="Verdana" fo:font-size="10pt" officeooo:rsid="0028492e" officeooo:paragraph-rsid="0028492e" style:font-size-asian="10pt"/>
    </style:style>
    <style:style style:name="P22" style:family="paragraph" style:parent-style-name="Text_20_body" style:list-style-name="WW8Num27">
      <style:paragraph-properties fo:margin-top="0in" fo:margin-bottom="0in" loext:contextual-spacing="false">
        <style:tab-stops>
          <style:tab-stop style:position="0.9819in"/>
        </style:tab-stops>
      </style:paragraph-properties>
      <style:text-properties style:font-name="Verdana" fo:font-size="10pt" officeooo:rsid="0028492e" officeooo:paragraph-rsid="0028492e" style:font-size-asian="10pt"/>
    </style:style>
    <style:style style:name="P23" style:family="paragraph" style:parent-style-name="Text_20_body" style:list-style-name="WW8Num28">
      <style:paragraph-properties fo:margin-top="0in" fo:margin-bottom="0in" loext:contextual-spacing="false">
        <style:tab-stops>
          <style:tab-stop style:position="0.9819in"/>
        </style:tab-stops>
      </style:paragraph-properties>
      <style:text-properties style:font-name="Verdana" officeooo:paragraph-rsid="0028492e"/>
    </style:style>
    <style:style style:name="P24" style:family="paragraph" style:parent-style-name="Text_20_body" style:list-style-name="WW8Num8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.4909in"/>
        </style:tab-stops>
      </style:paragraph-properties>
      <style:text-properties style:font-name="Verdana" fo:font-size="10pt" officeooo:rsid="00218bd5" officeooo:paragraph-rsid="00218bd5" style:font-size-asian="10pt"/>
    </style:style>
    <style:style style:name="P25" style:family="paragraph" style:parent-style-name="Text_20_body" style:list-style-name="WW8Num8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.4909in"/>
        </style:tab-stops>
      </style:paragraph-properties>
      <style:text-properties style:font-name="Verdana" fo:font-size="10pt" style:font-size-asian="10pt"/>
    </style:style>
    <style:style style:name="P26" style:family="paragraph" style:parent-style-name="Text_20_body" style:list-style-name="WW8Num13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.4909in"/>
        </style:tab-stops>
      </style:paragraph-properties>
      <style:text-properties style:font-name="Verdana" fo:font-size="10pt" officeooo:paragraph-rsid="001bc7ef" style:font-size-asian="10pt"/>
    </style:style>
    <style:style style:name="P27" style:family="paragraph" style:parent-style-name="Text_20_body" style:list-style-name="WW8Num16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.4909in"/>
        </style:tab-stops>
      </style:paragraph-properties>
      <style:text-properties style:font-name="Verdana" fo:font-size="10pt" style:font-size-asian="10pt"/>
    </style:style>
    <style:style style:name="P28" style:family="paragraph" style:parent-style-name="Text_20_body" style:list-style-name="WW8Num5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.4909in"/>
        </style:tab-stops>
      </style:paragraph-properties>
      <style:text-properties style:font-name="Verdana" fo:font-size="10pt" officeooo:paragraph-rsid="001ed963" style:font-size-asian="10pt"/>
    </style:style>
    <style:style style:name="P29" style:family="paragraph" style:parent-style-name="Text_20_body" style:list-style-name="WW8Num25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.4909in"/>
        </style:tab-stops>
      </style:paragraph-properties>
      <style:text-properties style:font-name="Verdana" fo:font-size="10pt" style:font-size-asian="10pt"/>
    </style:style>
    <style:style style:name="P30" style:family="paragraph" style:parent-style-name="Text_20_body" style:list-style-name="WW8Num27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.4909in"/>
        </style:tab-stops>
      </style:paragraph-properties>
      <style:text-properties style:font-name="Verdana" fo:font-size="10pt" style:font-size-asian="10pt"/>
    </style:style>
    <style:style style:name="P31" style:family="paragraph" style:parent-style-name="Text_20_body" style:list-style-name="WW8Num27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.4909in"/>
        </style:tab-stops>
      </style:paragraph-properties>
      <style:text-properties style:font-name="Verdana" fo:font-size="10pt" officeooo:rsid="0028492e" officeooo:paragraph-rsid="0028492e" style:font-size-asian="10pt"/>
    </style:style>
    <style:style style:name="P32" style:family="paragraph" style:parent-style-name="Text_20_body" style:list-style-name="WW8Num8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.4909in"/>
        </style:tab-stops>
      </style:paragraph-properties>
    </style:style>
    <style:style style:name="P33" style:family="paragraph" style:parent-style-name="Text_20_body" style:list-style-name="WW8Num8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.4909in"/>
        </style:tab-stops>
      </style:paragraph-properties>
      <style:text-properties officeooo:paragraph-rsid="00218bd5"/>
    </style:style>
    <style:style style:name="P34" style:family="paragraph" style:parent-style-name="Text_20_body" style:list-style-name="WW8Num8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.4909in"/>
        </style:tab-stops>
      </style:paragraph-properties>
      <style:text-properties officeooo:paragraph-rsid="002d6564"/>
    </style:style>
    <style:style style:name="P35" style:family="paragraph" style:parent-style-name="Text_20_body" style:list-style-name="WW8Num11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.4909in"/>
        </style:tab-stops>
      </style:paragraph-properties>
    </style:style>
    <style:style style:name="P36" style:family="paragraph" style:parent-style-name="Text_20_body" style:list-style-name="WW8Num12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.4909in"/>
        </style:tab-stops>
      </style:paragraph-properties>
    </style:style>
    <style:style style:name="P37" style:family="paragraph" style:parent-style-name="Text_20_body" style:list-style-name="WW8Num14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.4909in"/>
        </style:tab-stops>
      </style:paragraph-properties>
    </style:style>
    <style:style style:name="P38" style:family="paragraph" style:parent-style-name="Text_20_body" style:list-style-name="WW8Num15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.4909in"/>
        </style:tab-stops>
      </style:paragraph-properties>
      <style:text-properties officeooo:paragraph-rsid="001a4f2e"/>
    </style:style>
    <style:style style:name="P39" style:family="paragraph" style:parent-style-name="Text_20_body" style:list-style-name="WW8Num17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.4909in"/>
        </style:tab-stops>
      </style:paragraph-properties>
    </style:style>
    <style:style style:name="P40" style:family="paragraph" style:parent-style-name="Text_20_body" style:list-style-name="WW8Num18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.4909in"/>
        </style:tab-stops>
      </style:paragraph-properties>
    </style:style>
    <style:style style:name="P41" style:family="paragraph" style:parent-style-name="Text_20_body" style:list-style-name="WW8Num8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.4909in"/>
        </style:tab-stops>
      </style:paragraph-properties>
      <style:text-properties officeooo:rsid="00320759" officeooo:paragraph-rsid="00320759"/>
    </style:style>
    <style:style style:name="P42" style:family="paragraph" style:parent-style-name="Text_20_body" style:list-style-name="WW8Num8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.4909in"/>
        </style:tab-stops>
      </style:paragraph-properties>
      <style:text-properties officeooo:rsid="003658b2" officeooo:paragraph-rsid="003658b2"/>
    </style:style>
    <style:style style:name="P43" style:family="paragraph" style:parent-style-name="Text_20_body" style:list-style-name="WW8Num8">
      <style:paragraph-properties fo:margin-top="0in" fo:margin-bottom="0.0417in" loext:contextual-spacing="false">
        <style:tab-stops>
          <style:tab-stop style:position="0.4909in"/>
        </style:tab-stops>
      </style:paragraph-properties>
      <style:text-properties style:font-name="Verdana" fo:font-size="10pt" style:font-size-asian="10pt"/>
    </style:style>
    <style:style style:name="P44" style:family="paragraph" style:parent-style-name="Text_20_body">
      <style:paragraph-properties fo:margin-top="0in" fo:margin-bottom="0.0417in" loext:contextual-spacing="false"/>
      <style:text-properties style:font-name="Verdana" fo:font-size="9pt" fo:font-weight="bold" officeooo:rsid="001c4669" officeooo:paragraph-rsid="002d6564" style:font-size-asian="9pt" style:font-weight-asian="bold"/>
    </style:style>
    <style:style style:name="P45" style:family="paragraph" style:parent-style-name="Text_20_body">
      <style:paragraph-properties fo:margin-top="0in" fo:margin-bottom="0.0417in" loext:contextual-spacing="false"/>
      <style:text-properties officeooo:paragraph-rsid="002d6564"/>
    </style:style>
    <style:style style:name="P46" style:family="paragraph" style:parent-style-name="Text_20_body" style:list-style-name="WW8Num8">
      <style:paragraph-properties fo:margin-left="0in" fo:margin-right="0in" fo:margin-top="0in" fo:margin-bottom="0in" loext:contextual-spacing="false" fo:text-indent="0in" style:auto-text-indent="false">
        <style:tab-stops>
          <style:tab-stop style:position="0.4909in"/>
        </style:tab-stops>
      </style:paragraph-properties>
      <style:text-properties style:font-name="Verdana" fo:font-size="10pt" style:font-size-asian="10pt"/>
    </style:style>
    <style:style style:name="P47" style:family="paragraph" style:parent-style-name="Text_20_body" style:list-style-name="WW8Num10">
      <style:paragraph-properties fo:margin-left="0in" fo:margin-right="0in" fo:margin-top="0in" fo:margin-bottom="0in" loext:contextual-spacing="false" fo:text-indent="0in" style:auto-text-indent="false">
        <style:tab-stops>
          <style:tab-stop style:position="0.4909in"/>
        </style:tab-stops>
      </style:paragraph-properties>
      <style:text-properties officeooo:paragraph-rsid="0018cda6"/>
    </style:style>
    <style:style style:name="P48" style:family="paragraph" style:parent-style-name="Text_20_body" style:list-style-name="WW8Num13">
      <style:paragraph-properties fo:margin-left="0in" fo:margin-right="0in" fo:margin-top="0in" fo:margin-bottom="0in" loext:contextual-spacing="false" fo:text-indent="0in" style:auto-text-indent="false">
        <style:tab-stops>
          <style:tab-stop style:position="0.4909in"/>
        </style:tab-stops>
      </style:paragraph-properties>
      <style:text-properties officeooo:paragraph-rsid="001bc7ef"/>
    </style:style>
    <style:style style:name="P49" style:family="paragraph" style:parent-style-name="Text_20_body" style:list-style-name="WW8Num15">
      <style:paragraph-properties fo:margin-left="0in" fo:margin-right="0in" fo:margin-top="0in" fo:margin-bottom="0in" loext:contextual-spacing="false" fo:text-indent="0in" style:auto-text-indent="false">
        <style:tab-stops>
          <style:tab-stop style:position="0.4909in"/>
        </style:tab-stops>
      </style:paragraph-properties>
      <style:text-properties officeooo:paragraph-rsid="001a4f2e"/>
    </style:style>
    <style:style style:name="P50" style:family="paragraph" style:parent-style-name="Text_20_body" style:list-style-name="WW8Num25">
      <style:paragraph-properties fo:margin-left="0.9819in" fo:margin-right="0in" fo:margin-top="0in" fo:margin-bottom="0in" loext:contextual-spacing="false" fo:text-indent="-0.1965in" style:auto-text-indent="false">
        <style:tab-stops>
          <style:tab-stop style:position="0.9819in"/>
        </style:tab-stops>
      </style:paragraph-properties>
      <style:text-properties style:font-name="Verdana" fo:font-size="10pt" officeooo:rsid="001566be" officeooo:paragraph-rsid="001566be" style:font-size-asian="10pt"/>
    </style:style>
    <style:style style:name="P51" style:family="paragraph" style:parent-style-name="Text_20_body" style:list-style-name="WW8Num26">
      <style:paragraph-properties fo:margin-left="0.9819in" fo:margin-right="0in" fo:margin-top="0in" fo:margin-bottom="0in" loext:contextual-spacing="false" fo:text-indent="-0.1965in" style:auto-text-indent="false">
        <style:tab-stops>
          <style:tab-stop style:position="0.9819in"/>
        </style:tab-stops>
      </style:paragraph-properties>
      <style:text-properties style:font-name="Verdana" fo:font-size="10pt" officeooo:rsid="001566be" officeooo:paragraph-rsid="001566be" style:font-size-asian="10pt"/>
    </style:style>
    <style:style style:name="P52" style:family="paragraph" style:parent-style-name="Text_20_body" style:list-style-name="WW8Num25">
      <style:paragraph-properties fo:margin-left="0.9819in" fo:margin-right="0in" fo:margin-top="0in" fo:margin-bottom="0in" loext:contextual-spacing="false" fo:text-indent="-0.1965in" style:auto-text-indent="false">
        <style:tab-stops>
          <style:tab-stop style:position="0.9819in"/>
        </style:tab-stops>
      </style:paragraph-properties>
      <style:text-properties style:font-name="Verdana" fo:font-size="10pt" officeooo:rsid="0029e1d8" officeooo:paragraph-rsid="0029e1d8" style:font-size-asian="10pt"/>
    </style:style>
    <style:style style:name="T1" style:family="text">
      <style:text-properties style:font-name="Verdana"/>
    </style:style>
    <style:style style:name="T2" style:family="text">
      <style:text-properties style:font-name="Verdana" fo:font-size="18pt" fo:font-weight="bold" style:font-size-asian="18pt" style:font-weight-asian="bold"/>
    </style:style>
    <style:style style:name="T3" style:family="text">
      <style:text-properties style:font-name="Verdana" fo:font-size="10pt" style:font-size-asian="10pt"/>
    </style:style>
    <style:style style:name="T4" style:family="text">
      <style:text-properties style:font-name="Verdana" fo:font-size="10pt" officeooo:rsid="00138b3f" style:font-size-asian="10pt"/>
    </style:style>
    <style:style style:name="T5" style:family="text">
      <style:text-properties style:font-name="Verdana" fo:font-size="10pt" officeooo:rsid="0023f8a1" style:font-size-asian="10pt"/>
    </style:style>
    <style:style style:name="T6" style:family="text">
      <style:text-properties style:font-name="Verdana" fo:font-size="10pt" officeooo:rsid="00218bd5" style:font-size-asian="10pt"/>
    </style:style>
    <style:style style:name="T7" style:family="text">
      <style:text-properties style:font-name="Verdana" fo:font-size="10pt" officeooo:rsid="002337ad" style:font-size-asian="10pt"/>
    </style:style>
    <style:style style:name="T8" style:family="text">
      <style:text-properties style:font-name="Verdana" fo:font-size="10pt" officeooo:rsid="002d6564" style:font-size-asian="10pt"/>
    </style:style>
    <style:style style:name="T9" style:family="text">
      <style:text-properties style:font-name="Verdana" fo:font-size="10pt" officeooo:rsid="002def2f" style:font-size-asian="10pt"/>
    </style:style>
    <style:style style:name="T10" style:family="text">
      <style:text-properties style:font-name="Verdana" fo:font-size="10pt" officeooo:rsid="00320759" style:font-size-asian="10pt"/>
    </style:style>
    <style:style style:name="T11" style:family="text">
      <style:text-properties style:font-name="Verdana" fo:font-size="10pt" officeooo:rsid="00340645" style:font-size-asian="10pt"/>
    </style:style>
    <style:style style:name="T12" style:family="text">
      <style:text-properties style:font-name="Verdana" fo:font-size="10pt" officeooo:rsid="00361c0d" style:font-size-asian="10pt"/>
    </style:style>
    <style:style style:name="T13" style:family="text">
      <style:text-properties style:font-name="Verdana" fo:font-size="10pt" officeooo:rsid="00365fe6" style:font-size-asian="10pt"/>
    </style:style>
    <style:style style:name="T14" style:family="text">
      <style:text-properties style:font-name="Verdana" fo:font-size="10pt" style:font-size-asian="8.75pt" style:font-size-complex="10pt"/>
    </style:style>
    <style:style style:name="T15" style:family="text">
      <style:text-properties style:font-name="Verdana" fo:font-size="10pt" officeooo:rsid="0026d171" style:font-size-asian="8.75pt" style:font-size-complex="10pt"/>
    </style:style>
    <style:style style:name="T16" style:family="text">
      <style:text-properties style:font-name="Verdana" fo:font-size="10pt" officeooo:rsid="002d6564" style:font-size-asian="8.75pt" style:font-size-complex="10pt"/>
    </style:style>
    <style:style style:name="T17" style:family="text">
      <style:text-properties style:font-name="Verdana" fo:font-size="9pt" fo:font-weight="bold" style:font-size-asian="9pt" style:font-weight-asian="bold"/>
    </style:style>
    <style:style style:name="T18" style:family="text">
      <style:text-properties fo:font-size="10pt" fo:font-weight="normal" style:font-size-asian="10pt" style:font-weight-asian="normal" style:font-weight-complex="normal"/>
    </style:style>
    <style:style style:name="T19" style:family="text">
      <style:text-properties fo:font-size="10pt" fo:font-weight="normal" style:font-size-asian="8.75pt" style:font-weight-asian="normal" style:font-size-complex="10pt" style:font-weight-complex="normal"/>
    </style:style>
    <style:style style:name="T20" style:family="text">
      <style:text-properties fo:font-size="10pt" officeooo:rsid="0028492e" style:font-size-asian="10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76343"/>
    </style:style>
    <style:style style:name="T23" style:family="text">
      <style:text-properties officeooo:rsid="001da913"/>
    </style:style>
    <style:style style:name="T24" style:family="text">
      <style:text-properties officeooo:rsid="00218bd5"/>
    </style:style>
    <style:style style:name="T25" style:family="text">
      <style:text-properties officeooo:rsid="002337ad"/>
    </style:style>
    <style:style style:name="T26" style:family="text">
      <style:text-properties officeooo:rsid="002bacb0"/>
    </style:style>
    <style:style style:name="T27" style:family="text">
      <style:text-properties officeooo:rsid="00318b98"/>
    </style:style>
    <style:style style:name="T28" style:family="text">
      <style:text-properties officeooo:rsid="0034dd72"/>
    </style:style>
    <style:style style:name="T29" style:family="text">
      <style:text-properties officeooo:rsid="003857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7">phone</text:span>: (214) 770-1812 <text:s/>email: seaneshbaugh@gmail.com</text:p>
      <text:p text:style-name="P3"><text:span text:style-name="T2">Sean</text:span><text:span text:style-name="T1"> </text:span><text:span text:style-name="T2">A. Eshbaugh</text:span></text:p>
      <text:p text:style-name="P4">Objective</text:p>
      <text:p text:style-name="P1"><text:span text:style-name="T3">Seeking employment developing web based applications, software tools, or any position that requires a wide variety of technical knowledge.</text:span><text:span text:style-name="T1"> </text:span></text:p>
      <text:p text:style-name="P5">Experience</text:p>
      <text:p text:style-name="P45"><text:span text:style-name="T8">10</text:span><text:span text:style-name="T3">/201</text:span><text:span text:style-name="T8">5</text:span><text:span text:style-name="T1"> – </text:span><text:span text:style-name="T16">Present</text:span><text:span text:style-name="T3"><text:tab/><text:tab/></text:span><text:span text:style-name="T9">BookShout!</text:span><text:span text:style-name="T5"><text:tab/><text:tab/><text:tab/></text:span><text:span text:style-name="T3"><text:tab/></text:span><text:span text:style-name="T9">Plano</text:span><text:span text:style-name="T3">, TX</text:span></text:p>
      <text:p text:style-name="P44"><text:span text:style-name="T29">Senior </text:span>Back End Developer</text:p>
      <text:list xml:id="list848458194000595746" text:style-name="WW8Num8">
        <text:list-item>
          <text:p text:style-name="P34"><text:span text:style-name="T6">Develop </text:span><text:span text:style-name="T10">and maintain BookShout!'s back end </text:span><text:span text:style-name="T11">Ruby on Rails </text:span><text:span text:style-name="T10">infrastructure</text:span><text:span text:style-name="T6">.</text:span></text:p>
        </text:list-item>
        <text:list-item>
          <text:p text:style-name="P41"><text:span text:style-name="T6">A</text:span><text:span text:style-name="T3">rchitected and developed the BookShout! shopping cart application using Ruby on Rails and React.</text:span></text:p>
        </text:list-item>
      </text:list>
      <text:p text:style-name="P45"><text:span text:style-name="T4"><text:line-break/>4</text:span><text:span text:style-name="T3">/201</text:span><text:span text:style-name="T4">2</text:span><text:span text:style-name="T1"> – </text:span><text:span text:style-name="T15">10/2015</text:span><text:span text:style-name="T3"><text:tab/><text:tab/></text:span><text:span text:style-name="T4">Click Here </text:span><text:span text:style-name="T5">(The Richards Group)</text:span><text:span text:style-name="T3"><text:tab/></text:span><text:span text:style-name="T4">Dallas</text:span><text:span text:style-name="T3">, TX</text:span></text:p>
      <text:p text:style-name="P8">Back End Developer</text:p>
      <text:list xml:id="list231835125171918" text:continue-numbering="true" text:style-name="WW8Num8">
        <text:list-item>
          <text:p text:style-name="P24">Develop<text:span text:style-name="T28">ed</text:span> <text:span text:style-name="T25">client </text:span>websites using a variety of tools and frameworks, primarily Ruby on Rails.</text:p>
        </text:list-item>
        <text:list-item>
          <text:p text:style-name="P33"><text:span text:style-name="T6">Provision</text:span><text:span text:style-name="T12">ed</text:span><text:span text:style-name="T6"> </text:span><text:span text:style-name="T7">and administer</text:span><text:span text:style-name="T12">ed</text:span><text:span text:style-name="T7"> servers for client websites and internal applications.</text:span></text:p>
        </text:list-item>
        <text:list-item>
          <text:p text:style-name="P42"><text:span text:style-name="T7">C</text:span><text:span text:style-name="T3">ompleted websites include: tgifridays.com, ddr.com, </text:span><text:span text:style-name="T13">thdweeklyreels.com, </text:span><text:span text:style-name="T3">trainwithcae.com, summerseve.com, buttpaste.com, pedia-lax.com, ultabeautylols.com, dreamfund.org, pcdphones.com.</text:span></text:p>
        </text:list-item>
      </text:list>
      <text:p text:style-name="P9"><text:span text:style-name="T3"><text:line-break/>8/2011</text:span><text:span text:style-name="T1"> – </text:span><text:span text:style-name="T14">4/2012</text:span><text:span text:style-name="T3"><text:tab/><text:tab/>Mojo Media Labs<text:tab/><text:tab/><text:tab/>Irving, TX</text:span></text:p>
      <text:p text:style-name="P7">Director of Technology</text:p>
      <text:list xml:id="list231835127191562" text:continue-numbering="true" text:style-name="WW8Num8">
        <text:list-item>
          <text:p text:style-name="P25">Overs<text:span text:style-name="T24">aw</text:span> all technical aspects of day to day operations as well as act as technical lead on all projects. Responsible for leading and managing junior developers.</text:p>
        </text:list-item>
        <text:list-item>
          <text:p text:style-name="P25">Successfully brought several websites from conception to completion, designed and developed an iPhone app for bkcert.org using the PhoneGap framework.</text:p>
        </text:list-item>
        <text:list-item>
          <text:p text:style-name="P43">Completed websites include: darkroomsoftware.com, wingsofblue.com, bizquizzes.com, marketing-candy.com, mojomedialabs.com.<text:line-break/></text:p>
        </text:list-item>
      </text:list>
      <text:p text:style-name="P7"><text:span text:style-name="T18">8/2009</text:span><text:span text:style-name="T21"> – </text:span><text:span text:style-name="T19">Present</text:span><text:span text:style-name="T18"><text:tab/><text:tab/>Freelance Web Developer<text:tab/><text:tab/>Plano, TX</text:span><text:line-break/>Web Developer</text:p>
      <text:list xml:id="list231835128176202" text:continue-numbering="true" text:style-name="WW8Num8">
        <text:list-item>
          <text:p text:style-name="P25">Develop Ruby on Rails based web sites to meet client needs including content management and publication.</text:p>
        </text:list-item>
        <text:list-item>
          <text:p text:style-name="P25">Completed and ongoing websites include: cedarealty.com, groundedforlife.org, ruthieonart.biz, dallasluxuryneighborhoods.com, essfleetservice.com, seaneshbaugh.com, <text:span text:style-name="T23">conneythecorgi.com, and cavesofkoilos.com</text:span>.</text:p>
          <text:p text:style-name="P46"/>
        </text:list-item>
      </text:list>
      <text:p text:style-name="P6"><text:span text:style-name="T3">6/2006</text:span><text:span text:style-name="T1"> – </text:span><text:span text:style-name="T14">6/</text:span><text:span text:style-name="T3">2010<text:tab/><text:tab/>Good News</text:span><text:span text:style-name="T1"> </text:span><text:span text:style-name="T3">Now<text:tab/><text:tab/><text:tab/>Richardson, TX</text:span></text:p>
      <text:p text:style-name="P7">Developer and Administrator</text:p>
      <text:list xml:id="list231835129198947" text:continue-numbering="true" text:style-name="WW8Num8">
        <text:list-item>
          <text:p text:style-name="P32"><text:span text:style-name="T3">Developed</text:span><text:span text:style-name="T1"> </text:span><text:span text:style-name="T3">a web based content management system using the</text:span><text:span text:style-name="T1"> </text:span><text:span text:style-name="T3">Ruby on Rails framework to allow for simple and easy publication and control of content created by the content curator and the users.</text:span></text:p>
        </text:list-item>
        <text:list-item>
          <text:p text:style-name="P25">Maintained website data with emphasis on continuous development of new features to <text:s/>streamline insertion of new and changing web content.</text:p>
        </text:list-item>
      </text:list>
      <text:p text:style-name="P6"/>
      <text:list xml:id="list3722105982375176243" text:style-name="WW8Num10">
        <text:list-header>
          <text:p text:style-name="P47"><text:span text:style-name="T3">5/2006</text:span><text:span text:style-name="T1"> – </text:span><text:span text:style-name="T3">9/2006<text:tab/><text:tab/>Dallas Semiconductor<text:tab/><text:tab/>Dallas, TX</text:span></text:p>
        </text:list-header>
      </text:list>
      <text:p text:style-name="P7">Summer Intern</text:p>
      <text:list xml:id="list8290188861690850942" text:style-name="WW8Num11">
        <text:list-item>
          <text:p text:style-name="P35"><text:soft-page-break/><text:span text:style-name="T3">Developed application to automate assemblage of parametrized device measurement algorithms into custom</text:span><text:span text:style-name="T1"> </text:span><text:span text:style-name="T3">programs for testing semiconductor wafers. Used Ruby on Rails as primary programming tool.</text:span></text:p>
        </text:list-item>
      </text:list>
      <text:list xml:id="list8317251215538764402" text:style-name="WW8Num12">
        <text:list-item>
          <text:p text:style-name="P36"><text:span text:style-name="T3">Created a database schema to handle the</text:span><text:span text:style-name="T1"> </text:span><text:span text:style-name="T3">storage and retrieval of necessary information for the above application.</text:span></text:p>
        </text:list-item>
      </text:list>
      <text:list xml:id="list7632023369460897613" text:style-name="WW8Num13">
        <text:list-item>
          <text:p text:style-name="P26">Implemented a backup system using subversion to ensure all project data was properly preserved.</text:p>
          <text:p text:style-name="P48"/>
          <text:p text:style-name="P48"><text:span text:style-name="T3">5/2005</text:span><text:span text:style-name="T1"> – </text:span><text:span text:style-name="T3">8/2005<text:tab/><text:tab/>Dallas Semiconductor<text:tab/><text:tab/>Dallas, TX</text:span></text:p>
        </text:list-item>
      </text:list>
      <text:p text:style-name="P7">Summer Intern</text:p>
      <text:list xml:id="list7166658782426831949" text:style-name="WW8Num14">
        <text:list-item>
          <text:p text:style-name="P37"><text:span text:style-name="T3">Investigated web based methods for technical report submission, storage,</text:span><text:span text:style-name="T1"> </text:span><text:span text:style-name="T3">and retrieval in order to facilitate collaboration and communication between development engineers.</text:span></text:p>
        </text:list-item>
      </text:list>
      <text:list xml:id="list6191583398695777582" text:style-name="WW8Num15">
        <text:list-item>
          <text:p text:style-name="P38"><text:span text:style-name="T3">Installed and tested the web based content management systems Mambo and Drupal for comparison. Focused on functionality and ease of implementation while still being able to maintain a secure and access limited</text:span><text:span text:style-name="T1"> </text:span><text:span text:style-name="T3">environment. </text:span></text:p>
          <text:p text:style-name="P49"/>
          <text:p text:style-name="P49"><text:span text:style-name="T3">6/2004</text:span><text:span text:style-name="T1"> – </text:span><text:span text:style-name="T3">8/2004<text:tab/><text:tab/>Dallas Semiconductor<text:tab/><text:tab/>Dallas, TX</text:span></text:p>
        </text:list-item>
      </text:list>
      <text:p text:style-name="P6"><text:span text:style-name="T17">Summer Intern</text:span><text:span text:style-name="T1"> </text:span></text:p>
      <text:list xml:id="list3169925263868161866" text:style-name="WW8Num16">
        <text:list-item>
          <text:p text:style-name="P27">Wrote Visual Basic macros for sorting manufacturing date in Microsoft Excel. Generated and presented reports at daily staff meetings.</text:p>
        </text:list-item>
      </text:list>
      <text:list xml:id="list724394620830258433" text:style-name="WW8Num17">
        <text:list-item>
          <text:p text:style-name="P39"><text:span text:style-name="T3">Developed and implemented a method to accurately count the throughput of Cannon i-Line photo steppers.</text:span><text:span text:style-name="T1"> </text:span><text:span text:style-name="T3">Involved extensive error checking to reconcile and account for re-processed</text:span><text:span text:style-name="T1"> </text:span><text:span text:style-name="T3">wafers.</text:span></text:p>
        </text:list-item>
      </text:list>
      <text:list xml:id="list6540277433083961465" text:style-name="WW8Num18">
        <text:list-item>
          <text:p text:style-name="P40"><text:span text:style-name="T3">Modified stepper input parameters for existing wafer lots to achieve better production results</text:span><text:span text:style-name="T1"> </text:span><text:span text:style-name="T3">and yields.</text:span></text:p>
        </text:list-item>
      </text:list>
      <text:p text:style-name="P5">Computer Skills </text:p>
      <text:p text:style-name="P2"/>
      <text:list xml:id="list5235448391862357427" text:style-name="WW8Num5">
        <text:list-item>
          <text:p text:style-name="P28">Programming Languages</text:p>
        </text:list-item>
      </text:list>
      <text:list xml:id="list4761850715714697219" text:style-name="WW8Num19">
        <text:list-item>
          <text:list>
            <text:list-item>
              <text:p text:style-name="P11">Fluent in:</text:p>
              <text:list>
                <text:list-item>
                  <text:p text:style-name="P11">Ruby</text:p>
                </text:list-item>
                <text:list-item>
                  <text:p text:style-name="P14">JavaScript</text:p>
                </text:list-item>
              </text:list>
            </text:list-item>
          </text:list>
        </text:list-item>
      </text:list>
      <text:list xml:id="list4395467663427290326" text:style-name="WW8Num20">
        <text:list-item>
          <text:list>
            <text:list-item>
              <text:list>
                <text:list-item>
                  <text:p text:style-name="P15">HTML</text:p>
                </text:list-item>
                <text:list-item>
                  <text:p text:style-name="P15">CSS</text:p>
                </text:list-item>
                <text:list-item>
                  <text:p text:style-name="P12">C</text:p>
                </text:list-item>
              </text:list>
            </text:list-item>
          </text:list>
        </text:list-item>
      </text:list>
      <text:list xml:id="list5234176539283687280" text:style-name="WW8Num21">
        <text:list-item>
          <text:list>
            <text:list-item>
              <text:p text:style-name="P13">Proficient in:</text:p>
              <text:list>
                <text:list-item>
                  <text:p text:style-name="P13">Elixir</text:p>
                </text:list-item>
                <text:list-item>
                  <text:p text:style-name="P13">C++</text:p>
                </text:list-item>
                <text:list-item>
                  <text:p text:style-name="P16">C#</text:p>
                </text:list-item>
              </text:list>
            </text:list-item>
          </text:list>
        </text:list-item>
      </text:list>
      <text:list xml:id="list3500744557815358057" text:style-name="WW8Num22">
        <text:list-item>
          <text:list>
            <text:list-item>
              <text:list>
                <text:list-item>
                  <text:p text:style-name="P17">MySQL</text:p>
                </text:list-item>
              </text:list>
            </text:list-item>
          </text:list>
        </text:list-item>
      </text:list>
      <text:list xml:id="list4268228173881238680" text:style-name="WW8Num25">
        <text:list-item>
          <text:p text:style-name="P29">Operating Systems</text:p>
          <text:list>
            <text:list-item>
              <text:p text:style-name="P52">macOS</text:p>
            </text:list-item>
            <text:list-item>
              <text:p text:style-name="P50">CentOS</text:p>
            </text:list-item>
          </text:list>
        </text:list-item>
      </text:list>
      <text:list xml:id="list6340858416913976254" text:style-name="WW8Num26">
        <text:list-item>
          <text:list>
            <text:list-item>
              <text:p text:style-name="P51">Windows</text:p>
            </text:list-item>
          </text:list>
        </text:list-item>
      </text:list>
      <text:list xml:id="list5359315748815443217" text:style-name="WW8Num27">
        <text:list-item>
          <text:list>
            <text:list-item>
              <text:p text:style-name="P19">Ubuntu/<text:span text:style-name="T26">Linux Mint</text:span></text:p>
            </text:list-item>
          </text:list>
        </text:list-item>
        <text:list-item>
          <text:p text:style-name="P30">Applications</text:p>
          <text:list>
            <text:list-item>
              <text:p text:style-name="P20">git</text:p>
            </text:list-item>
            <text:list-item>
              <text:p text:style-name="P20">clang/gcc</text:p>
            </text:list-item>
            <text:list-item>
              <text:p text:style-name="P22">Xcode</text:p>
            </text:list-item>
            <text:list-item>
              <text:p text:style-name="P18">MS Visual Studio 201<text:span text:style-name="T22">2</text:span> </text:p>
            </text:list-item>
          </text:list>
        </text:list-item>
        <text:list-item>
          <text:p text:style-name="P31">Applications</text:p>
        </text:list-item>
      </text:list>
      <text:list xml:id="list250206564872083776" text:style-name="WW8Num28">
        <text:list-item>
          <text:list>
            <text:list-item>
              <text:p text:style-name="P21">Nginx</text:p>
            </text:list-item>
            <text:list-item>
              <text:p text:style-name="P23"><text:span text:style-name="T20">Apach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StarSymbol" svg:font-family="StarSymbol, 'Arial Unicode MS'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ＭＳ Ｐ明朝" style:font-size-asian="12pt" style:language-asian="ja" style:country-asian="JP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8Num1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4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5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6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8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9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0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1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1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2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2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6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7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7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4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6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7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7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8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8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9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9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0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0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1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1z1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3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4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5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6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9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9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9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9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9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9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9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9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0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0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0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0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0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0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0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0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1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1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1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1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1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1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1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1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2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2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2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2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2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2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2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2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3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3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3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3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3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3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3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3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4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4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4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4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4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4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4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4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5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5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5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5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5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5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5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5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6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6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6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6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6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6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6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6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7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7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7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7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7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7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7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7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8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8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8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8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8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8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8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8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9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9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9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9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9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9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9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9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0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0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0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0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0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0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0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0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1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1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1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1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1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1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1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1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8Num22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2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2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2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2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2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2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2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2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3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3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3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3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3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3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3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3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4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4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4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4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4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4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4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4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text:bullet-char="">
        <style:list-level-properties text:list-level-position-and-space-mode="label-alignment">
          <style:list-level-label-alignment text:label-followed-by="listtab" text:list-tab-stop-position="0.7409in" fo:text-indent="-0.1965in" fo:margin-left="0.7409in"/>
        </style:list-level-properties>
        <style:text-properties style:font-name="Wingdings"/>
      </text:list-level-style-bullet>
      <text:list-level-style-bullet text:level="2" text:style-name="WW8Num25z1" text:bullet-char="">
        <style:list-level-properties text:list-level-position-and-space-mode="label-alignment">
          <style:list-level-label-alignment text:label-followed-by="listtab" text:list-tab-stop-position="1.2319in" fo:text-indent="-0.1965in" fo:margin-left="1.2319in"/>
        </style:list-level-properties>
        <style:text-properties style:font-name="Symbol"/>
      </text:list-level-style-bullet>
      <text:list-level-style-bullet text:level="3" text:style-name="WW8Num25z1" text:bullet-char="">
        <style:list-level-properties text:list-level-position-and-space-mode="label-alignment">
          <style:list-level-label-alignment text:label-followed-by="listtab" text:list-tab-stop-position="1.7228in" fo:text-indent="-0.1965in" fo:margin-left="1.7228in"/>
        </style:list-level-properties>
        <style:text-properties style:font-name="Symbol"/>
      </text:list-level-style-bullet>
      <text:list-level-style-bullet text:level="4" text:style-name="WW8Num25z1" text:bullet-char="">
        <style:list-level-properties text:list-level-position-and-space-mode="label-alignment">
          <style:list-level-label-alignment text:label-followed-by="listtab" text:list-tab-stop-position="2.2138in" fo:text-indent="-0.1965in" fo:margin-left="2.2138in"/>
        </style:list-level-properties>
        <style:text-properties style:font-name="Symbol"/>
      </text:list-level-style-bullet>
      <text:list-level-style-bullet text:level="5" text:style-name="WW8Num25z1" text:bullet-char="">
        <style:list-level-properties text:list-level-position-and-space-mode="label-alignment">
          <style:list-level-label-alignment text:label-followed-by="listtab" text:list-tab-stop-position="2.7047in" fo:text-indent="-0.1965in" fo:margin-left="2.7047in"/>
        </style:list-level-properties>
        <style:text-properties style:font-name="Symbol"/>
      </text:list-level-style-bullet>
      <text:list-level-style-bullet text:level="6" text:style-name="WW8Num25z1" text:bullet-char="">
        <style:list-level-properties text:list-level-position-and-space-mode="label-alignment">
          <style:list-level-label-alignment text:label-followed-by="listtab" text:list-tab-stop-position="3.1957in" fo:text-indent="-0.1965in" fo:margin-left="3.1957in"/>
        </style:list-level-properties>
        <style:text-properties style:font-name="Symbol"/>
      </text:list-level-style-bullet>
      <text:list-level-style-bullet text:level="7" text:style-name="WW8Num25z1" text:bullet-char="">
        <style:list-level-properties text:list-level-position-and-space-mode="label-alignment">
          <style:list-level-label-alignment text:label-followed-by="listtab" text:list-tab-stop-position="3.6866in" fo:text-indent="-0.1965in" fo:margin-left="3.6866in"/>
        </style:list-level-properties>
        <style:text-properties style:font-name="Symbol"/>
      </text:list-level-style-bullet>
      <text:list-level-style-bullet text:level="8" text:style-name="WW8Num25z1" text:bullet-char="">
        <style:list-level-properties text:list-level-position-and-space-mode="label-alignment">
          <style:list-level-label-alignment text:label-followed-by="listtab" text:list-tab-stop-position="4.178in" fo:text-indent="-0.1965in" fo:margin-left="4.178in"/>
        </style:list-level-properties>
        <style:text-properties style:font-name="Symbol"/>
      </text:list-level-style-bullet>
      <text:list-level-style-bullet text:level="9" text:style-name="WW8Num25z1" text:bullet-char="">
        <style:list-level-properties text:list-level-position-and-space-mode="label-alignment">
          <style:list-level-label-alignment text:label-followed-by="listtab" text:list-tab-stop-position="4.6689in" fo:text-indent="-0.1965in" fo:margin-left="4.66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8Num26">
      <text:list-level-style-bullet text:level="1" text:style-name="WW8Num26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6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6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6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6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6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6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6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6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7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7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7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7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7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7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7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7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8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8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8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8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8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8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8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8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9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9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9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9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9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9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9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9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30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0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0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0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0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0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0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0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31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1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1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1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1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1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1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1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</meta:initial-creator>
    <meta:creation-date>2008-09-01T01:32:31</meta:creation-date>
    <dc:date>2017-03-25T23:18:34.996000000</dc:date>
    <meta:editing-cycles>68</meta:editing-cycles>
    <meta:editing-duration>PT7H56M27S</meta:editing-duration>
    <meta:generator>LibreOffice/4.3.4.1$Windows_x86 LibreOffice_project/bc356b2f991740509f321d70e4512a6a54c5f243</meta:generator>
    <meta:document-statistic meta:table-count="0" meta:image-count="0" meta:object-count="0" meta:page-count="2" meta:paragraph-count="69" meta:word-count="556" meta:character-count="3864" meta:non-whitespace-character-count="3388"/>
  </office:meta>
</office:document-meta>
</file>